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4C0000001D2941F082A725D5E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KR Light" svg:font-family="'Noto Sans CJK KR Light'" style:font-family-generic="swiss" style:font-pitch="variable"/>
    <style:font-face style:name="Noto Sans Mono CJK KR" svg:font-family="'Noto Sans Mono CJK K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adc5e7" draw:textarea-horizontal-align="justify" draw:textarea-vertical-align="middle" draw:auto-grow-height="false" fo:min-height="2.036cm" fo:min-width="2.548cm"/>
    </style:style>
    <style:style style:name="gr2" style:family="graphic" style:parent-style-name="standard">
      <style:graphic-properties draw:fill-color="#adc5e7" draw:textarea-horizontal-align="justify" draw:textarea-vertical-align="middle" draw:auto-grow-height="false" fo:min-height="2.036cm" fo:min-width="3.564cm"/>
    </style:style>
    <style:style style:name="gr3" style:family="graphic" style:parent-style-name="objectwithoutfill">
      <style:graphic-properties draw:marker-end="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stroke="dash" draw:stroke-dash="Fine_20_Dashed" svg:stroke-color="#cccccc" draw:marker-end="" draw:marker-end-width="0.3cm" draw:fill="none" draw:textarea-vertical-align="middle"/>
    </style:style>
    <style:style style:name="gr7" style:family="graphic" style:parent-style-name="standard">
      <style:graphic-properties draw:stroke="dash" draw:stroke-dash="Fine_20_Dashed" svg:stroke-opacity="30%" draw:fill-color="#ffffff" draw:opacity="94%" draw:textarea-horizontal-align="justify" draw:textarea-vertical-align="middle" draw:auto-grow-height="false" fo:min-height="9.91cm" fo:min-width="3.564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dash" draw:stroke-dash="Fine_20_Dashed" svg:stroke-opacity="30%" draw:fill-color="#ffffff" draw:opacity="94%" draw:textarea-horizontal-align="justify" draw:textarea-vertical-align="middle" draw:auto-grow-height="false" fo:min-height="3.306cm" fo:min-width="4.072cm"/>
    </style:style>
    <style:style style:name="gr10" style:family="graphic" style:parent-style-name="standard">
      <style:graphic-properties draw:stroke="dash" draw:stroke-dash="Fine_20_Dashed" svg:stroke-opacity="30%" draw:fill-color="#ffffff" draw:opacity="94%" draw:textarea-horizontal-align="justify" draw:textarea-vertical-align="middle" draw:auto-grow-height="false" fo:min-height="2.798cm" fo:min-width="4.072cm"/>
    </style:style>
    <style:style style:name="gr11" style:family="graphic" style:parent-style-name="standard">
      <style:graphic-properties draw:stroke="dash" draw:stroke-dash="Fine_20_Dashed" svg:stroke-color="#dddddd" draw:fill-color="#eeeeee" draw:textarea-horizontal-align="justify" draw:textarea-vertical-align="middle" draw:auto-grow-height="false" fo:min-height="2.036cm" fo:min-width="3.564cm"/>
    </style:style>
    <style:style style:name="gr12" style:family="graphic" style:parent-style-name="objectwithoutfill">
      <style:graphic-properties draw:stroke="solid" draw:stroke-dash="Fine_20_Dashed" svg:stroke-color="#000000" draw:marker-end="" draw:marker-end-width="0.3cm" draw:fill="none" draw:textarea-vertical-align="middle"/>
    </style:style>
    <style:style style:name="gr13" style:family="graphic" style:parent-style-name="standard">
      <style:graphic-properties draw:stroke="dash" draw:stroke-dash="Fine_20_Dashed" svg:stroke-opacity="30%" draw:fill-color="#ffffff" draw:opacity="94%" draw:textarea-horizontal-align="justify" draw:textarea-vertical-align="middle" draw:auto-grow-height="false" fo:min-height="3.052cm" fo:min-width="4.072cm"/>
    </style:style>
    <style:style style:name="gr14" style:family="graphic" style:parent-style-name="standard">
      <style:graphic-properties svg:stroke-color="#ef413d" draw:fill-color="#fedcc6" draw:textarea-horizontal-align="justify" draw:textarea-vertical-align="middle" draw:auto-grow-height="false" fo:min-height="1.62cm" fo:min-width="3.564cm"/>
    </style:style>
    <style:style style:name="gr15" style:family="graphic" style:parent-style-name="objectwithoutfill">
      <style:graphic-properties svg:stroke-color="#f58220" draw:marker-end="Arrow" draw:marker-end-width="0.3cm" draw:fill="none" draw:textarea-vertical-align="middl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Fine_20_Dashed" svg:stroke-color="#b2b2b2" draw:marker-end="" draw:marker-end-width="0.3cm" draw:fill="none" draw:textarea-vertical-align="middle"/>
    </style:style>
    <style:style style:name="gr18" style:family="graphic" style:parent-style-name="standard">
      <style:graphic-properties draw:stroke="dash" draw:stroke-dash="Fine_20_Dashed" svg:stroke-opacity="30%" draw:fill-color="#ffffff" draw:opacity="94%" draw:textarea-horizontal-align="justify" draw:textarea-vertical-align="middle" draw:auto-grow-height="false" fo:min-height="6.1cm" fo:min-width="6.104cm"/>
    </style:style>
    <style:style style:name="gr19" style:family="graphic" style:parent-style-name="objectwithoutfill">
      <style:graphic-properties draw:marker-end="" draw:marker-end-width="0.3cm" draw:fill="none" draw:textarea-vertical-align="middle"/>
    </style:style>
    <style:style style:name="gr20" style:family="graphic" style:parent-style-name="standard">
      <style:graphic-properties svg:stroke-color="#000000" draw:textarea-vertical-align="middle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style:font-name="Noto Sans CJK KR Light" fo:font-size="14pt"/>
    </style:style>
    <style:style style:name="P2" style:family="paragraph">
      <loext:graphic-properties draw:fill-color="#adc5e7"/>
      <style:paragraph-properties fo:text-align="center"/>
      <style:text-properties style:font-name="Noto Sans CJK KR Light"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Noto Sans CJK KR Light" fo:font-size="10pt" style:font-name-asian="Noto Sans CJK KR Light" style:font-size-asian="12pt" style:font-size-complex="12pt"/>
    </style:style>
    <style:style style:name="P5" style:family="paragraph">
      <loext:graphic-properties draw:fill="none" draw:fill-color="#ffffff"/>
      <style:text-properties style:font-name="Noto Sans CJK KR Light" fo:font-size="10pt" style:font-name-asian="Noto Sans CJK KR Light" style:font-size-asian="12pt" style:font-size-complex="12pt"/>
    </style:style>
    <style:style style:name="P6" style:family="paragraph">
      <loext:graphic-properties draw:fill-color="#ffffff"/>
    </style:style>
    <style:style style:name="P7" style:family="paragraph">
      <loext:graphic-properties draw:fill-color="#ffffff" draw:opacity="94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color="#999999" style:font-name="Noto Sans CJK KR Light" fo:font-size="14pt"/>
    </style:style>
    <style:style style:name="P10" style:family="paragraph">
      <loext:graphic-properties draw:fill-color="#eeeeee"/>
      <style:paragraph-properties fo:text-align="center"/>
      <style:text-properties fo:color="#999999" style:font-name="Noto Sans CJK KR Light" fo:font-size="14pt"/>
    </style:style>
    <style:style style:name="P11" style:family="paragraph">
      <loext:graphic-properties draw:fill-color="#fedcc6"/>
      <style:paragraph-properties fo:text-align="center"/>
      <style:text-properties style:font-name="Noto Sans CJK KR Light" fo:font-size="14pt"/>
    </style:style>
    <style:style style:name="P12" style:family="paragraph">
      <style:text-properties fo:color="#ce181e" style:font-name="Noto Sans CJK KR Light" fo:font-size="10pt" style:font-name-asian="Noto Sans CJK KR Light" style:font-size-asian="12pt" style:font-size-complex="12pt"/>
    </style:style>
    <style:style style:name="P13" style:family="paragraph">
      <loext:graphic-properties draw:fill="none" draw:fill-color="#ffffff"/>
      <style:text-properties fo:color="#ce181e" style:font-name="Noto Sans CJK KR Light" fo:font-size="10pt" style:font-name-asian="Noto Sans CJK KR Light" style:font-size-asian="12pt" style:font-size-complex="12pt"/>
    </style:style>
    <style:style style:name="P14" style:family="paragraph">
      <style:paragraph-properties fo:text-align="center"/>
      <style:text-properties style:font-size-asian="12pt"/>
    </style:style>
    <style:style style:name="P15" style:family="paragraph">
      <loext:graphic-properties draw:fill="none"/>
      <style:paragraph-properties fo:text-align="center"/>
      <style:text-properties style:font-name="Noto Sans CJK KR Light" fo:font-size="12pt" style:font-size-asian="12pt" style:font-size-complex="1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adc5e7"/>
      <style:paragraph-properties fo:text-align="center"/>
      <style:text-properties style:font-name="Noto Sans CJK KR Light" fo:font-size="12pt" style:font-size-asian="15pt" style:font-size-complex="15pt"/>
    </style:style>
    <style:style style:name="P18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19" style:family="paragraph">
      <loext:graphic-properties draw:fill="none" draw:fill-color="#ffffff"/>
      <style:text-properties style:font-name="Noto Sans CJK KR Light" fo:font-size="8pt" style:font-name-asian="Noto Sans CJK KR Light" style:font-size-asian="10.5pt" style:font-size-complex="10.5pt"/>
    </style:style>
    <style:style style:name="P20" style:family="paragraph">
      <loext:graphic-properties draw:fill="none"/>
      <style:paragraph-properties fo:text-align="center"/>
      <style:text-properties style:font-name="Noto Sans CJK KR Light" fo:font-size="10.5pt" style:font-size-asian="10.5pt" style:font-size-complex="10.5pt"/>
    </style:style>
    <style:style style:name="P21" style:family="paragraph">
      <loext:graphic-properties draw:fill-color="#adc5e7"/>
      <style:paragraph-properties fo:text-align="center"/>
      <style:text-properties style:font-name="Noto Sans CJK KR Light" fo:font-size="14pt" style:font-size-asian="15pt" style:font-size-complex="15pt"/>
    </style:style>
    <style:style style:name="P22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Noto Sans CJK KR Light" style:font-name-asian="Noto Sans CJK KR Light" style:font-size-asian="12pt" style:font-size-complex="12pt"/>
    </style:style>
    <style:style style:name="T3" style:family="text">
      <style:text-properties style:font-name="Noto Sans CJK KR Light" style:font-name-asian="Noto Sans CJK KR Light" style:font-size-asian="10pt" style:font-size-complex="10pt"/>
    </style:style>
    <style:style style:name="T4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ffffff" style:font-name="Noto Sans CJK KR Light"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Noto Sans CJK KR Light" fo:font-size="12pt" style:font-size-asian="12pt" style:font-size-complex="12pt"/>
    </style:style>
    <style:style style:name="T8" style:family="text">
      <style:text-properties fo:font-size="12pt" style:font-size-asian="15pt" style:font-size-complex="15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style:font-name="Noto Sans CJK KR Light" fo:font-size="8pt" style:font-name-asian="Noto Sans CJK KR Light" style:font-size-asian="10.5pt" style:font-size-complex="10.5pt"/>
    </style:style>
    <style:style style:name="T11" style:family="text">
      <style:text-properties style:font-name="Noto Sans CJK KR Light" fo:font-size="8pt" style:font-name-asian="Noto Sans CJK KR Light" style:font-size-asian="8pt" style:font-size-complex="8pt"/>
    </style:style>
    <style:style style:name="T12" style:family="text">
      <style:text-properties style:font-name="Noto Sans CJK KR Light" fo:font-size="10.5pt" style:font-size-asian="10.5pt" style:font-size-complex="10.5pt"/>
    </style:style>
    <style:style style:name="T1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048cm" svg:height="2.286cm" svg:x="3.81cm" svg:y="3.656cm">
          <text:p text:style-name="P1">Web</text:p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2.286cm" svg:x="3.81cm" svg:y="7.012cm">
          <text:p text:style-name="P1">Chatbo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2.286cm" svg:x="3.81cm" svg:y="10.514cm">
          <text:p text:style-name="P1">React</text:p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2.286cm" svg:x="9.652cm" svg:y="7.012cm">
          <text:p text:style-name="P1">Dialogflo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64cm" svg:height="2.286cm" svg:x="14.886cm" svg:y="7.012cm">
          <text:p text:style-name="P1">Cloud Functions</text:p>
          <text:p text:style-name="P1"><text:span text:style-name="T1">(Webhook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858cm" svg:y1="4.826cm" svg:x2="9.652cm" svg:y2="8.128cm">
          <text:p/>
        </draw:line>
        <draw:line draw:style-name="gr3" draw:text-style-name="P3" draw:layer="layout" svg:x1="6.858cm" svg:y1="11.684cm" svg:x2="9.68cm" svg:y2="8.144cm">
          <text:p/>
        </draw:line>
        <draw:line draw:style-name="gr3" draw:text-style-name="P3" draw:layer="layout" svg:x1="6.858cm" svg:y1="8.128cm" svg:x2="9.68cm" svg:y2="8.144cm">
          <text:p/>
        </draw:line>
        <draw:line draw:style-name="gr3" draw:text-style-name="P3" draw:layer="layout" svg:x1="12.7cm" svg:y1="8.128cm" svg:x2="14.886cm" svg:y2="8.128cm">
          <text:p/>
        </draw:line>
        <draw:frame draw:style-name="gr4" draw:text-style-name="P5" draw:layer="layout" svg:width="4.1cm" svg:height="1.881cm" svg:x="9.398cm" svg:y="9.298cm">
          <draw:text-box>
            <text:p text:style-name="P4"><text:span text:style-name="T2">“</text:span><text:span text:style-name="T2">식당 예약”</text:span></text:p>
            <text:p text:style-name="P4"><text:span text:style-name="T2">▷ </text:span><text:span text:style-name="T2">Reserve Intent</text:span></text:p>
            <text:p text:style-name="P4"><text:span text:style-name="T2"><text:s text:c="5"/></text:span><text:span text:style-name="T2">(fulfillment enabled)</text:span></text:p>
          </draw:text-box>
        </draw:frame>
        <draw:frame draw:style-name="gr4" draw:text-style-name="P5" draw:layer="layout" svg:width="2.204cm" svg:height="0.759cm" svg:x="12.733cm" svg:y="7.366cm">
          <draw:text-box>
            <text:p text:style-name="P4"><text:span text:style-name="T2">Fulfillment</text:span></text:p>
          </draw:text-box>
        </draw:frame>
        <draw:frame draw:style-name="gr4" draw:text-style-name="P5" draw:layer="layout" svg:width="4.777cm" svg:height="1.267cm" svg:x="14.732cm" svg:y="9.298cm">
          <draw:text-box>
            <text:p text:style-name="P4"><text:span text:style-name="T2">Reserve </text:span><text:span text:style-name="T3">Intent</text:span></text:p>
            <text:p text:style-name="P4"><text:span text:style-name="T3">▷</text:span><text:span text:style-name="T3">3rd party</text:span><text:span text:style-name="T3">예약 시스템 연동</text:span></text:p>
          </draw:text-box>
        </draw:frame>
        <draw:custom-shape draw:style-name="gr2" draw:text-style-name="P2" draw:layer="layout" svg:width="4.064cm" svg:height="2.286cm" svg:x="21.336cm" svg:y="3.556cm">
          <text:p text:style-name="P1">Cloud Functions</text:p>
          <text:p text:style-name="P1"><text:span text:style-name="T1">(RESTful API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64cm" svg:height="2.286cm" svg:x="21.336cm" svg:y="10.414cm">
          <text:p text:style-name="P1">Public Server</text:p>
          <text:p text:style-name="P1"><text:span text:style-name="T1">(RESTful API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8.95cm" svg:y1="8.128cm" svg:x2="21.336cm" svg:y2="11.684cm">
          <text:p/>
        </draw:line>
        <draw:line draw:style-name="gr3" draw:text-style-name="P3" draw:layer="layout" svg:x1="18.95cm" svg:y1="8.128cm" svg:x2="21.336cm" svg:y2="4.572cm">
          <text:p/>
        </draw:lin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3.048cm" svg:height="2.286cm" svg:x="3.81cm" svg:y="3.656cm">
          <text:p text:style-name="P1">Web</text:p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2.286cm" svg:x="3.81cm" svg:y="7.012cm">
          <text:p text:style-name="P1">Slack</text:p>
          <text:p text:style-name="P1">Chatbo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2.286cm" svg:x="3.81cm" svg:y="10.514cm">
          <text:p text:style-name="P1">React</text:p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2.286cm" svg:x="9.652cm" svg:y="7.012cm">
          <text:p text:style-name="P1">Dialogflo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64cm" svg:height="2.286cm" svg:x="14.886cm" svg:y="7.012cm">
          <text:p text:style-name="P1">Cloud Functions</text:p>
          <text:p text:style-name="P1"><text:span text:style-name="T1">(Webhook)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858cm" svg:y1="4.826cm" svg:x2="9.652cm" svg:y2="8.128cm">
          <text:p/>
        </draw:line>
        <draw:line draw:style-name="gr6" draw:text-style-name="P3" draw:layer="layout" svg:x1="6.858cm" svg:y1="11.684cm" svg:x2="9.68cm" svg:y2="8.144cm">
          <text:p/>
        </draw:line>
        <draw:line draw:style-name="gr3" draw:text-style-name="P3" draw:layer="layout" svg:x1="6.858cm" svg:y1="8.128cm" svg:x2="9.68cm" svg:y2="8.144cm">
          <text:p/>
        </draw:line>
        <draw:line draw:style-name="gr3" draw:text-style-name="P3" draw:layer="layout" svg:x1="12.7cm" svg:y1="8.128cm" svg:x2="14.886cm" svg:y2="8.128cm">
          <text:p/>
        </draw:line>
        <draw:frame draw:style-name="gr4" draw:text-style-name="P5" draw:layer="layout" svg:width="4.1cm" svg:height="1.881cm" svg:x="9.398cm" svg:y="9.298cm">
          <draw:text-box>
            <text:p text:style-name="P4"><text:span text:style-name="T2">“</text:span><text:span text:style-name="T2">식당 예약”</text:span></text:p>
            <text:p text:style-name="P4"><text:span text:style-name="T2">▷ </text:span><text:span text:style-name="T2">Reserve Intent</text:span></text:p>
            <text:p text:style-name="P4"><text:span text:style-name="T2"><text:s text:c="5"/></text:span><text:span text:style-name="T2">(fulfillment enabled)</text:span></text:p>
          </draw:text-box>
        </draw:frame>
        <draw:frame draw:style-name="gr4" draw:text-style-name="P5" draw:layer="layout" svg:width="2.204cm" svg:height="0.759cm" svg:x="12.733cm" svg:y="7.366cm">
          <draw:text-box>
            <text:p text:style-name="P4"><text:span text:style-name="T2">Fulfillment</text:span></text:p>
          </draw:text-box>
        </draw:frame>
        <draw:frame draw:style-name="gr4" draw:text-style-name="P5" draw:layer="layout" svg:width="4.777cm" svg:height="1.267cm" svg:x="14.732cm" svg:y="9.298cm">
          <draw:text-box>
            <text:p text:style-name="P4"><text:span text:style-name="T2">Reserve </text:span><text:span text:style-name="T3">Intent</text:span></text:p>
            <text:p text:style-name="P4"><text:span text:style-name="T3">▷</text:span><text:span text:style-name="T3">3rd party</text:span><text:span text:style-name="T3">예약 시스템 연동</text:span></text:p>
          </draw:text-box>
        </draw:frame>
        <draw:custom-shape draw:style-name="gr2" draw:text-style-name="P2" draw:layer="layout" svg:width="4.064cm" svg:height="2.286cm" svg:x="21.336cm" svg:y="3.556cm">
          <text:p text:style-name="P1">Cloud Functions</text:p>
          <text:p text:style-name="P1"><text:span text:style-name="T1">(RESTful API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64cm" svg:height="2.286cm" svg:x="21.336cm" svg:y="10.414cm">
          <text:p text:style-name="P1">Public Server</text:p>
          <text:p text:style-name="P1"><text:span text:style-name="T1">(RESTful API)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8.95cm" svg:y1="8.128cm" svg:x2="21.336cm" svg:y2="11.684cm">
          <text:p/>
        </draw:line>
        <draw:line draw:style-name="gr3" draw:text-style-name="P3" draw:layer="layout" svg:x1="18.95cm" svg:y1="8.128cm" svg:x2="21.336cm" svg:y2="4.572cm">
          <text:p/>
        </draw:line>
        <draw:custom-shape draw:style-name="gr7" draw:text-style-name="P7" draw:layer="layout" svg:width="4.064cm" svg:height="10.16cm" svg:x="3.302cm" svg:y="3.302cm">
          <text:p text:style-name="P8"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064cm" svg:height="1.549cm" svg:x="3.302cm" svg:y="7.262cm">
          <draw:image xlink:href="Pictures/100002010000004C0000001D2941F082A725D5E0.png" xlink:type="simple" xlink:show="embed" xlink:actuate="onLoad">
            <text:p/>
          </draw:image>
        </draw:frame>
        <draw:custom-shape draw:style-name="gr9" draw:text-style-name="P7" draw:layer="layout" svg:width="4.572cm" svg:height="3.556cm" svg:x="21.082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2" draw:layer="layout" svg:width="3.048cm" svg:height="2.286cm" svg:x="3.81cm" svg:y="3.656cm">
          <text:p text:style-name="P1">Web</text:p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2.286cm" svg:x="3.81cm" svg:y="7.012cm">
          <text:p text:style-name="P1">Slack</text:p>
          <text:p text:style-name="P1">Chatbo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2.286cm" svg:x="3.81cm" svg:y="10.514cm">
          <text:p text:style-name="P1">React</text:p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2.286cm" svg:x="9.652cm" svg:y="7.012cm">
          <text:p text:style-name="P1">Dialogflo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64cm" svg:height="2.286cm" svg:x="14.886cm" svg:y="7.012cm">
          <text:p text:style-name="P1">Cloud Functions</text:p>
          <text:p text:style-name="P1"><text:span text:style-name="T1">(Webhook)</text:span></text:p>
          <text:p text:style-name="P1"><text:span text:style-name="T4">newagent-tdyh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858cm" svg:y1="4.826cm" svg:x2="9.652cm" svg:y2="8.128cm">
          <text:p/>
        </draw:line>
        <draw:line draw:style-name="gr6" draw:text-style-name="P3" draw:layer="layout" svg:x1="6.858cm" svg:y1="11.684cm" svg:x2="9.68cm" svg:y2="8.144cm">
          <text:p/>
        </draw:line>
        <draw:line draw:style-name="gr3" draw:text-style-name="P3" draw:layer="layout" svg:x1="6.858cm" svg:y1="8.128cm" svg:x2="9.68cm" svg:y2="8.144cm">
          <text:p/>
        </draw:line>
        <draw:line draw:style-name="gr3" draw:text-style-name="P3" draw:layer="layout" svg:x1="12.7cm" svg:y1="8.128cm" svg:x2="14.886cm" svg:y2="8.128cm">
          <text:p/>
        </draw:line>
        <draw:frame draw:style-name="gr4" draw:text-style-name="P5" draw:layer="layout" svg:width="4.1cm" svg:height="1.881cm" svg:x="9.398cm" svg:y="9.298cm">
          <draw:text-box>
            <text:p text:style-name="P4"><text:span text:style-name="T2">“</text:span><text:span text:style-name="T2">식당 예약”</text:span></text:p>
            <text:p text:style-name="P4"><text:span text:style-name="T2">▷ </text:span><text:span text:style-name="T2">Reserve Intent</text:span></text:p>
            <text:p text:style-name="P4"><text:span text:style-name="T2"><text:s text:c="5"/></text:span><text:span text:style-name="T2">(fulfillment enabled)</text:span></text:p>
          </draw:text-box>
        </draw:frame>
        <draw:frame draw:style-name="gr4" draw:text-style-name="P5" draw:layer="layout" svg:width="2.204cm" svg:height="0.759cm" svg:x="12.733cm" svg:y="7.366cm">
          <draw:text-box>
            <text:p text:style-name="P4"><text:span text:style-name="T2">Fulfillment</text:span></text:p>
          </draw:text-box>
        </draw:frame>
        <draw:frame draw:style-name="gr4" draw:text-style-name="P5" draw:layer="layout" svg:width="4.777cm" svg:height="1.267cm" svg:x="14.732cm" svg:y="9.298cm">
          <draw:text-box>
            <text:p text:style-name="P4"><text:span text:style-name="T2">Reserve </text:span><text:span text:style-name="T3">Intent</text:span></text:p>
            <text:p text:style-name="P4"><text:span text:style-name="T3">▷</text:span><text:span text:style-name="T3">3rd party</text:span><text:span text:style-name="T3">예약 시스템 연동</text:span></text:p>
          </draw:text-box>
        </draw:frame>
        <draw:custom-shape draw:style-name="gr2" draw:text-style-name="P2" draw:layer="layout" svg:width="4.064cm" svg:height="2.286cm" svg:x="21.336cm" svg:y="3.556cm">
          <text:p text:style-name="P1">Cloud Functions</text:p>
          <text:p text:style-name="P1"><text:span text:style-name="T1">(RESTful API)</text:span></text:p>
          <text:p text:style-name="P1"><text:span text:style-name="T5">rubenchoi-t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64cm" svg:height="2.286cm" svg:x="21.336cm" svg:y="10.414cm">
          <text:p text:style-name="P1">Public Server</text:p>
          <text:p text:style-name="P1"><text:span text:style-name="T1">(RESTful API)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8.95cm" svg:y1="8.128cm" svg:x2="21.336cm" svg:y2="11.684cm">
          <text:p/>
        </draw:line>
        <draw:line draw:style-name="gr3" draw:text-style-name="P3" draw:layer="layout" svg:x1="18.95cm" svg:y1="8.128cm" svg:x2="21.336cm" svg:y2="4.572cm">
          <text:p/>
        </draw:line>
        <draw:custom-shape draw:style-name="gr7" draw:text-style-name="P7" draw:layer="layout" svg:width="4.064cm" svg:height="10.16cm" svg:x="3.302cm" svg:y="3.302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064cm" svg:height="1.549cm" svg:x="3.302cm" svg:y="7.262cm">
          <draw:image xlink:href="Pictures/100002010000004C0000001D2941F082A725D5E0.png" xlink:type="simple" xlink:show="embed" xlink:actuate="onLoad">
            <text:p/>
          </draw:image>
        </draw:frame>
        <draw:custom-shape draw:style-name="gr10" draw:text-style-name="P7" draw:layer="layout" svg:width="4.572cm" svg:height="3.048cm" svg:x="21.082cm" svg:y="10.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064cm" svg:height="2.286cm" svg:x="14.886cm" svg:y="3.556cm">
          <text:p text:style-name="P9">Inline Editor</text:p>
          <text:p text:style-name="P9"><text:span text:style-name="T1">(Fulfillment)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2.7cm" svg:y1="7.62cm" svg:x2="14.886cm" svg:y2="4.826cm">
          <text:p/>
        </draw:line>
        <draw:line draw:style-name="gr6" draw:text-style-name="P3" draw:layer="layout" svg:x1="18.95cm" svg:y1="4.072cm" svg:x2="21.336cm" svg:y2="4.072cm">
          <text:p/>
        </draw:lin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2" draw:layer="layout" svg:width="3.048cm" svg:height="2.286cm" svg:x="3.81cm" svg:y="3.656cm">
          <text:p text:style-name="P1">Web</text:p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2.286cm" svg:x="3.81cm" svg:y="7.012cm">
          <text:p text:style-name="P1">Slack</text:p>
          <text:p text:style-name="P1">Chatbo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2.286cm" svg:x="3.81cm" svg:y="10.514cm">
          <text:p text:style-name="P1">React</text:p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2.286cm" svg:x="9.652cm" svg:y="7.012cm">
          <text:p text:style-name="P1">Dialogflo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64cm" svg:height="2.286cm" svg:x="14.886cm" svg:y="7.012cm">
          <text:p text:style-name="P1">Cloud Functions</text:p>
          <text:p text:style-name="P1"><text:span text:style-name="T1">(Webhook)</text:span></text:p>
          <text:p text:style-name="P1"><text:span text:style-name="T4">newagent-</text:span><text:span text:style-name="T4">tdyh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858cm" svg:y1="4.826cm" svg:x2="9.652cm" svg:y2="8.128cm">
          <text:p/>
        </draw:line>
        <draw:line draw:style-name="gr6" draw:text-style-name="P3" draw:layer="layout" svg:x1="6.858cm" svg:y1="11.684cm" svg:x2="9.68cm" svg:y2="8.144cm">
          <text:p/>
        </draw:line>
        <draw:line draw:style-name="gr3" draw:text-style-name="P3" draw:layer="layout" svg:x1="6.858cm" svg:y1="8.128cm" svg:x2="9.68cm" svg:y2="8.144cm">
          <text:p/>
        </draw:line>
        <draw:line draw:style-name="gr3" draw:text-style-name="P3" draw:layer="layout" svg:x1="12.7cm" svg:y1="8.128cm" svg:x2="14.886cm" svg:y2="8.128cm">
          <text:p/>
        </draw:line>
        <draw:line draw:style-name="gr12" draw:text-style-name="P3" draw:layer="layout" svg:x1="18.95cm" svg:y1="8.128cm" svg:x2="21.336cm" svg:y2="4.572cm">
          <text:p/>
        </draw:line>
        <draw:frame draw:style-name="gr4" draw:text-style-name="P5" draw:layer="layout" svg:width="4.1cm" svg:height="1.881cm" svg:x="9.398cm" svg:y="9.298cm">
          <draw:text-box>
            <text:p text:style-name="P4"><text:span text:style-name="T2">“</text:span><text:span text:style-name="T2">식당 예약”</text:span></text:p>
            <text:p text:style-name="P4"><text:span text:style-name="T2">▷ </text:span><text:span text:style-name="T2">Reserve Intent</text:span></text:p>
            <text:p text:style-name="P4"><text:span text:style-name="T2"><text:s text:c="5"/></text:span><text:span text:style-name="T2">(fulfillment enabled)</text:span></text:p>
          </draw:text-box>
        </draw:frame>
        <draw:frame draw:style-name="gr4" draw:text-style-name="P5" draw:layer="layout" svg:width="2.204cm" svg:height="0.759cm" svg:x="12.733cm" svg:y="7.366cm">
          <draw:text-box>
            <text:p text:style-name="P4"><text:span text:style-name="T2">Fulfillment</text:span></text:p>
          </draw:text-box>
        </draw:frame>
        <draw:frame draw:style-name="gr4" draw:text-style-name="P5" draw:layer="layout" svg:width="4.777cm" svg:height="1.267cm" svg:x="14.732cm" svg:y="9.298cm">
          <draw:text-box>
            <text:p text:style-name="P4"><text:span text:style-name="T2">Reserve </text:span><text:span text:style-name="T3">Intent</text:span></text:p>
            <text:p text:style-name="P4"><text:span text:style-name="T3">▷</text:span><text:span text:style-name="T3">3rd party</text:span><text:span text:style-name="T3">예약 시스템 연동</text:span></text:p>
          </draw:text-box>
        </draw:frame>
        <draw:custom-shape draw:style-name="gr2" draw:text-style-name="P2" draw:layer="layout" svg:width="4.064cm" svg:height="2.286cm" svg:x="21.336cm" svg:y="3.556cm">
          <text:p text:style-name="P1">Cloud Functions</text:p>
          <text:p text:style-name="P1"><text:span text:style-name="T1">(RESTful API)</text:span></text:p>
          <text:p text:style-name="P1"><text:span text:style-name="T5">rubenchoi-t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64cm" svg:height="2.286cm" svg:x="21.336cm" svg:y="10.414cm">
          <text:p text:style-name="P1">Public Server</text:p>
          <text:p text:style-name="P1"><text:span text:style-name="T1">(RESTful API)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8.95cm" svg:y1="8.128cm" svg:x2="21.336cm" svg:y2="11.684cm">
          <text:p/>
        </draw:line>
        <draw:custom-shape draw:style-name="gr7" draw:text-style-name="P7" draw:layer="layout" svg:width="4.064cm" svg:height="10.16cm" svg:x="3.302cm" svg:y="3.302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064cm" svg:height="1.549cm" svg:x="3.302cm" svg:y="7.262cm">
          <draw:image xlink:href="Pictures/100002010000004C0000001D2941F082A725D5E0.png" xlink:type="simple" xlink:show="embed" xlink:actuate="onLoad">
            <text:p/>
          </draw:image>
        </draw:frame>
        <draw:custom-shape draw:style-name="gr13" draw:text-style-name="P7" draw:layer="layout" svg:width="4.572cm" svg:height="3.302cm" svg:x="21.082cm" svg:y="9.906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11" draw:layer="layout" svg:width="4.064cm" svg:height="1.87cm" svg:x="14.224cm" svg:y="2.032cm">
            <text:p text:style-name="P1"><text:span text:style-name="T6">Servers</text:span></text:p>
            <text:p text:style-name="P1"><text:span text:style-name="T1">(MQTT)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4.064cm" svg:height="1.87cm" svg:x="14.478cm" svg:y="2.24cm">
            <text:p text:style-name="P1"><text:span text:style-name="T6">Servers</text:span></text:p>
            <text:p text:style-name="P1"><text:span text:style-name="T1">(MQTT)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4.064cm" svg:height="1.87cm" svg:x="14.732cm" svg:y="2.448cm">
            <text:p text:style-name="P1"><text:span text:style-name="T6">Servers</text:span></text:p>
            <text:p text:style-name="P1"><text:span text:style-name="T1">(MQTT)</text:span></text:p>
            <draw:enhanced-geometry svg:viewBox="0 0 21600 21600" draw:type="rectangle" draw:enhanced-path="M 0 0 L 21600 0 21600 21600 0 21600 0 0 Z N"/>
          </draw:custom-shape>
        </draw:g>
        <draw:frame draw:style-name="gr4" draw:text-style-name="P13" draw:layer="layout" svg:width="1.429cm" svg:height="0.759cm" svg:x="19.145cm" svg:y="3.81cm">
          <draw:text-box>
            <text:p text:style-name="P12"><text:span text:style-name="T2">MQTT</text:span></text:p>
          </draw:text-box>
        </draw:frame>
        <draw:line draw:style-name="gr15" draw:text-style-name="P3" draw:layer="layout" svg:x1="18.796cm" svg:y1="3.556cm" svg:x2="21.336cm" svg:y2="4.572cm">
          <text:p/>
        </draw:lin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2" draw:layer="layout" svg:width="3.048cm" svg:height="2.286cm" svg:x="3.81cm" svg:y="3.656cm">
          <text:p text:style-name="P1">Web</text:p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2.286cm" svg:x="3.81cm" svg:y="7.012cm">
          <text:p text:style-name="P1">Slack</text:p>
          <text:p text:style-name="P1">Chatbo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2.286cm" svg:x="3.81cm" svg:y="10.514cm">
          <text:p text:style-name="P1">React</text:p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2.286cm" svg:x="9.652cm" svg:y="7.012cm">
          <text:p text:style-name="P1">Dialogflo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64cm" svg:height="2.286cm" svg:x="14.886cm" svg:y="7.012cm">
          <text:p text:style-name="P1">Cloud Functions</text:p>
          <text:p text:style-name="P1"><text:span text:style-name="T1">(Webhook)</text:span></text:p>
          <text:p text:style-name="P1"><text:span text:style-name="T4">newagent-tdyh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858cm" svg:y1="4.826cm" svg:x2="9.652cm" svg:y2="8.128cm">
          <text:p/>
        </draw:line>
        <draw:line draw:style-name="gr6" draw:text-style-name="P3" draw:layer="layout" svg:x1="6.858cm" svg:y1="11.684cm" svg:x2="9.68cm" svg:y2="8.144cm">
          <text:p/>
        </draw:line>
        <draw:line draw:style-name="gr3" draw:text-style-name="P3" draw:layer="layout" svg:x1="6.858cm" svg:y1="8.128cm" svg:x2="9.68cm" svg:y2="8.144cm">
          <text:p/>
        </draw:line>
        <draw:line draw:style-name="gr3" draw:text-style-name="P3" draw:layer="layout" svg:x1="12.7cm" svg:y1="8.128cm" svg:x2="14.886cm" svg:y2="8.128cm">
          <text:p/>
        </draw:line>
        <draw:line draw:style-name="gr12" draw:text-style-name="P3" draw:layer="layout" svg:x1="18.95cm" svg:y1="8.128cm" svg:x2="21.336cm" svg:y2="11.43cm">
          <text:p/>
        </draw:line>
        <draw:frame draw:style-name="gr4" draw:text-style-name="P5" draw:layer="layout" svg:width="4.1cm" svg:height="1.881cm" svg:x="9.398cm" svg:y="9.298cm">
          <draw:text-box>
            <text:p text:style-name="P4"><text:span text:style-name="T2">“</text:span><text:span text:style-name="T2">식당 예약”</text:span></text:p>
            <text:p text:style-name="P4"><text:span text:style-name="T2">▷ </text:span><text:span text:style-name="T2">Reserve Intent</text:span></text:p>
            <text:p text:style-name="P4"><text:span text:style-name="T2"><text:s text:c="5"/></text:span><text:span text:style-name="T2">(fulfillment enabled)</text:span></text:p>
          </draw:text-box>
        </draw:frame>
        <draw:frame draw:style-name="gr4" draw:text-style-name="P5" draw:layer="layout" svg:width="2.204cm" svg:height="0.759cm" svg:x="12.733cm" svg:y="7.366cm">
          <draw:text-box>
            <text:p text:style-name="P4"><text:span text:style-name="T2">Fulfillment</text:span></text:p>
          </draw:text-box>
        </draw:frame>
        <draw:frame draw:style-name="gr4" draw:text-style-name="P5" draw:layer="layout" svg:width="4.777cm" svg:height="1.267cm" svg:x="14.732cm" svg:y="9.298cm">
          <draw:text-box>
            <text:p text:style-name="P4"><text:span text:style-name="T2">Reserve </text:span><text:span text:style-name="T3">Intent</text:span></text:p>
            <text:p text:style-name="P4"><text:span text:style-name="T3">▷</text:span><text:span text:style-name="T3">3rd party</text:span><text:span text:style-name="T3">예약 시스템 연동</text:span></text:p>
          </draw:text-box>
        </draw:frame>
        <draw:custom-shape draw:style-name="gr2" draw:text-style-name="P2" draw:layer="layout" svg:width="4.064cm" svg:height="2.286cm" svg:x="21.336cm" svg:y="3.556cm">
          <text:p text:style-name="P1">Cloud Functions</text:p>
          <text:p text:style-name="P1"><text:span text:style-name="T1">(RESTful API)</text:span></text:p>
          <text:p text:style-name="P1"><text:span text:style-name="T5">rubenchoi-</text:span><text:span text:style-name="T5">t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64cm" svg:height="2.286cm" svg:x="21.336cm" svg:y="10.414cm">
          <text:p text:style-name="P1">Public Server</text:p>
          <text:p text:style-name="P1"><text:span text:style-name="T1">(RESTful API)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1.336cm" svg:y1="4.572cm" svg:x2="18.95cm" svg:y2="8.128cm">
          <text:p/>
        </draw:line>
        <draw:custom-shape draw:style-name="gr7" draw:text-style-name="P7" draw:layer="layout" svg:width="4.064cm" svg:height="10.16cm" svg:x="3.302cm" svg:y="3.302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064cm" svg:height="1.549cm" svg:x="3.302cm" svg:y="7.262cm">
          <draw:image xlink:href="Pictures/100002010000004C0000001D2941F082A725D5E0.png" xlink:type="simple" xlink:show="embed" xlink:actuate="onLoad">
            <text:p/>
          </draw:image>
        </draw:frame>
        <draw:custom-shape draw:style-name="gr13" draw:text-style-name="P7" draw:layer="layout" svg:width="4.572cm" svg:height="3.302cm" svg:x="21.082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2" draw:layer="layout" svg:width="3.048cm" svg:height="2.286cm" svg:x="3.81cm" svg:y="3.656cm">
          <text:p text:style-name="P1">Web</text:p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2.286cm" svg:x="3.81cm" svg:y="7.012cm">
          <text:p text:style-name="P1">Chatbo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2.286cm" svg:x="3.81cm" svg:y="10.514cm">
          <text:p text:style-name="P1">React</text:p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2.286cm" svg:x="9.652cm" svg:y="7.012cm">
          <text:p text:style-name="P1">Dialogflo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64cm" svg:height="2.286cm" svg:x="14.886cm" svg:y="7.012cm">
          <text:p text:style-name="P1">Cloud Functions</text:p>
          <text:p text:style-name="P1"><text:span text:style-name="T1">(Webhook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858cm" svg:y1="4.826cm" svg:x2="9.652cm" svg:y2="8.128cm">
          <text:p/>
        </draw:line>
        <draw:line draw:style-name="gr3" draw:text-style-name="P3" draw:layer="layout" svg:x1="6.858cm" svg:y1="11.684cm" svg:x2="9.68cm" svg:y2="8.144cm">
          <text:p/>
        </draw:line>
        <draw:line draw:style-name="gr3" draw:text-style-name="P3" draw:layer="layout" svg:x1="6.858cm" svg:y1="8.128cm" svg:x2="9.68cm" svg:y2="8.144cm">
          <text:p/>
        </draw:line>
        <draw:line draw:style-name="gr3" draw:text-style-name="P3" draw:layer="layout" svg:x1="12.7cm" svg:y1="8.128cm" svg:x2="14.886cm" svg:y2="8.128cm">
          <text:p/>
        </draw:line>
        <draw:frame draw:style-name="gr4" draw:text-style-name="P5" draw:layer="layout" svg:width="4.1cm" svg:height="1.881cm" svg:x="9.398cm" svg:y="9.298cm">
          <draw:text-box>
            <text:p text:style-name="P4"><text:span text:style-name="T2">“</text:span><text:span text:style-name="T2">식당 예약”</text:span></text:p>
            <text:p text:style-name="P4"><text:span text:style-name="T2">▷ </text:span><text:span text:style-name="T2">Reserve Intent</text:span></text:p>
            <text:p text:style-name="P4"><text:span text:style-name="T2"><text:s text:c="5"/></text:span><text:span text:style-name="T2">(fulfillment enabled)</text:span></text:p>
          </draw:text-box>
        </draw:frame>
        <draw:frame draw:style-name="gr4" draw:text-style-name="P5" draw:layer="layout" svg:width="2.204cm" svg:height="0.759cm" svg:x="12.733cm" svg:y="7.366cm">
          <draw:text-box>
            <text:p text:style-name="P4"><text:span text:style-name="T2">Fulfillment</text:span></text:p>
          </draw:text-box>
        </draw:frame>
        <draw:frame draw:style-name="gr4" draw:text-style-name="P5" draw:layer="layout" svg:width="4.777cm" svg:height="1.267cm" svg:x="14.732cm" svg:y="9.298cm">
          <draw:text-box>
            <text:p text:style-name="P4"><text:span text:style-name="T2">Reserve </text:span><text:span text:style-name="T3">Intent</text:span></text:p>
            <text:p text:style-name="P4"><text:span text:style-name="T3">▷</text:span><text:span text:style-name="T3">3rd </text:span><text:span text:style-name="T3">party</text:span><text:span text:style-name="T3">예약 </text:span><text:span text:style-name="T3">시스템 연동</text:span></text:p>
          </draw:text-box>
        </draw:frame>
        <draw:custom-shape draw:style-name="gr2" draw:text-style-name="P2" draw:layer="layout" svg:width="4.064cm" svg:height="2.286cm" svg:x="21.336cm" svg:y="3.556cm">
          <text:p text:style-name="P1">Cloud Functions</text:p>
          <text:p text:style-name="P1"><text:span text:style-name="T1">(RESTful </text:span><text:span text:style-name="T1">API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64cm" svg:height="2.286cm" svg:x="21.336cm" svg:y="10.414cm">
          <text:p text:style-name="P1">Public Server</text:p>
          <text:p text:style-name="P1"><text:span text:style-name="T1">(RESTful </text:span><text:span text:style-name="T1">API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8.95cm" svg:y1="8.128cm" svg:x2="21.336cm" svg:y2="11.684cm">
          <text:p/>
        </draw:line>
        <draw:line draw:style-name="gr3" draw:text-style-name="P3" draw:layer="layout" svg:x1="18.95cm" svg:y1="8.128cm" svg:x2="21.336cm" svg:y2="4.572cm">
          <text:p/>
        </draw:line>
        <draw:line draw:style-name="gr16" draw:text-style-name="P15" draw:layer="layout" svg:x1="1.27cm" svg:y1="4.826cm" svg:x2="3.81cm" svg:y2="4.826cm">
          <text:p text:style-name="P14"><text:span text:style-name="T7">텍스트 입력</text:span></text:p>
          <text:p text:style-name="P14"><text:span text:style-name="T7"/></text:p>
          <text:p text:style-name="P14"><text:span text:style-name="T7"/></text:p>
        </draw:line>
        <draw:line draw:style-name="gr16" draw:text-style-name="P15" draw:layer="layout" svg:x1="1.27cm" svg:y1="11.684cm" svg:x2="3.81cm" svg:y2="11.684cm">
          <text:p text:style-name="P14"><text:span text:style-name="T7">오디오 입력</text:span></text:p>
          <text:p text:style-name="P14"><text:span text:style-name="T7"/></text:p>
          <text:p text:style-name="P14"><text:span text:style-name="T7"/></text:p>
        </draw:lin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2" draw:layer="layout" svg:width="3.048cm" svg:height="2.286cm" svg:x="3.81cm" svg:y="3.656cm">
          <text:p text:style-name="P1">Web</text:p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2.286cm" svg:x="3.81cm" svg:y="7.012cm">
          <text:p text:style-name="P1">Chatbo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2.286cm" svg:x="3.81cm" svg:y="10.514cm">
          <text:p text:style-name="P1">React</text:p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2.286cm" svg:x="9.652cm" svg:y="7.012cm">
          <text:p text:style-name="P1">Dialogflo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64cm" svg:height="2.286cm" svg:x="14.886cm" svg:y="7.012cm">
          <text:p text:style-name="P1">Cloud Functions</text:p>
          <text:p text:style-name="P1"><text:span text:style-name="T1">(Webhook)</text:span>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6.858cm" svg:y1="4.826cm" svg:x2="9.652cm" svg:y2="8.128cm">
          <text:p/>
        </draw:line>
        <draw:line draw:style-name="gr3" draw:text-style-name="P3" draw:layer="layout" svg:x1="6.858cm" svg:y1="11.684cm" svg:x2="9.68cm" svg:y2="8.144cm">
          <text:p/>
        </draw:line>
        <draw:line draw:style-name="gr17" draw:text-style-name="P3" draw:layer="layout" svg:x1="6.858cm" svg:y1="8.128cm" svg:x2="9.68cm" svg:y2="8.144cm">
          <text:p/>
        </draw:line>
        <draw:line draw:style-name="gr3" draw:text-style-name="P3" draw:layer="layout" svg:x1="12.7cm" svg:y1="8.128cm" svg:x2="14.886cm" svg:y2="8.128cm">
          <text:p/>
        </draw:line>
        <draw:frame draw:style-name="gr4" draw:text-style-name="P5" draw:layer="layout" svg:width="4.1cm" svg:height="1.881cm" svg:x="9.398cm" svg:y="9.298cm">
          <draw:text-box>
            <text:p text:style-name="P4"><text:span text:style-name="T2">“</text:span><text:span text:style-name="T2">식당 예약”</text:span></text:p>
            <text:p text:style-name="P4"><text:span text:style-name="T2">▷ </text:span><text:span text:style-name="T2">Reserve Intent</text:span></text:p>
            <text:p text:style-name="P4"><text:span text:style-name="T2"><text:s text:c="5"/></text:span><text:span text:style-name="T2">(fulfillment enabled)</text:span></text:p>
          </draw:text-box>
        </draw:frame>
        <draw:frame draw:style-name="gr4" draw:text-style-name="P5" draw:layer="layout" svg:width="2.204cm" svg:height="0.759cm" svg:x="12.733cm" svg:y="7.366cm">
          <draw:text-box>
            <text:p text:style-name="P4"><text:span text:style-name="T2">Fulfillment</text:span></text:p>
          </draw:text-box>
        </draw:frame>
        <draw:frame draw:style-name="gr4" draw:text-style-name="P5" draw:layer="layout" svg:width="4.777cm" svg:height="1.267cm" svg:x="14.732cm" svg:y="9.298cm">
          <draw:text-box>
            <text:p text:style-name="P4"><text:span text:style-name="T2">Reserve </text:span><text:span text:style-name="T3">Intent</text:span></text:p>
            <text:p text:style-name="P4"><text:span text:style-name="T3">▷</text:span><text:span text:style-name="T3">3rd party</text:span><text:span text:style-name="T3">예약 시스템 연동</text:span></text:p>
          </draw:text-box>
        </draw:frame>
        <draw:custom-shape draw:style-name="gr2" draw:text-style-name="P2" draw:layer="layout" svg:width="4.064cm" svg:height="2.286cm" svg:x="21.336cm" svg:y="3.556cm">
          <text:p text:style-name="P1">Cloud Functions</text:p>
          <text:p text:style-name="P1"><text:span text:style-name="T1">(RESTful API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64cm" svg:height="2.286cm" svg:x="21.336cm" svg:y="10.414cm">
          <text:p text:style-name="P1">Public Server</text:p>
          <text:p text:style-name="P1"><text:span text:style-name="T1">(RESTful API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8.95cm" svg:y1="8.128cm" svg:x2="21.336cm" svg:y2="11.684cm">
          <text:p/>
        </draw:line>
        <draw:line draw:style-name="gr3" draw:text-style-name="P3" draw:layer="layout" svg:x1="18.95cm" svg:y1="8.128cm" svg:x2="21.336cm" svg:y2="4.572cm">
          <text:p/>
        </draw:line>
        <draw:line draw:style-name="gr16" draw:text-style-name="P15" draw:layer="layout" svg:x1="1.27cm" svg:y1="4.826cm" svg:x2="3.81cm" svg:y2="4.826cm">
          <text:p text:style-name="P14"><text:span text:style-name="T7">텍스트 입력</text:span></text:p>
          <text:p text:style-name="P14"><text:span text:style-name="T7"/></text:p>
          <text:p text:style-name="P14"><text:span text:style-name="T7"/></text:p>
        </draw:line>
        <draw:line draw:style-name="gr16" draw:text-style-name="P15" draw:layer="layout" svg:x1="1.27cm" svg:y1="11.684cm" svg:x2="3.81cm" svg:y2="11.684cm">
          <text:p text:style-name="P14"><text:span text:style-name="T7">오디오 입력</text:span></text:p>
          <text:p text:style-name="P14"><text:span text:style-name="T7"/></text:p>
          <text:p text:style-name="P14"><text:span text:style-name="T7"/></text:p>
        </draw:line>
        <draw:custom-shape draw:style-name="gr18" draw:text-style-name="P7" draw:layer="layout" svg:width="6.604cm" svg:height="6.35cm" svg:x="0.762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17" xml:id="id2" draw:id="id2" draw:layer="layout" svg:width="3.048cm" svg:height="2.286cm" svg:x="3.81cm" svg:y="10.514cm">
          <text:p text:style-name="P1"><text:span text:style-name="T8">React</text:span></text:p>
          <text:p text:style-name="P1"><text:span text:style-name="T8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3.048cm" svg:height="2.286cm" svg:x="10.652cm" svg:y="7.012cm">
          <text:p text:style-name="P1"><text:span text:style-name="T8">Dialogflow</text:span></text:p>
          <draw:enhanced-geometry svg:viewBox="0 0 21600 21600" draw:type="rectangle" draw:enhanced-path="M 0 0 L 21600 0 21600 21600 0 21600 0 0 Z N"/>
        </draw:custom-shape>
        <draw:custom-shape draw:style-name="gr2" draw:text-style-name="P17" draw:layer="layout" svg:width="4.064cm" svg:height="2.286cm" svg:x="15.886cm" svg:y="7.012cm">
          <text:p text:style-name="P1"><text:span text:style-name="T8">Cloud </text:span><text:span text:style-name="T8">Functions</text:span></text:p>
          <text:p text:style-name="P1"><text:span text:style-name="T9">(Webhook)</text:span></text:p>
          <draw:enhanced-geometry svg:viewBox="0 0 21600 21600" draw:type="rectangle" draw:enhanced-path="M 0 0 L 21600 0 21600 21600 0 21600 0 0 Z N"/>
        </draw:custom-shape>
        <draw:line draw:style-name="gr19" draw:text-style-name="P18" draw:layer="layout" svg:x1="9.398cm" svg:y1="8.128cm" svg:x2="10.652cm" svg:y2="8.128cm">
          <text:p text:style-name="P8"/>
        </draw:line>
        <draw:line draw:style-name="gr19" draw:text-style-name="P18" draw:layer="layout" svg:x1="13.7cm" svg:y1="8.128cm" svg:x2="15.886cm" svg:y2="8.128cm">
          <text:p text:style-name="P8"/>
        </draw:line>
        <draw:frame draw:style-name="gr4" draw:text-style-name="P19" draw:layer="layout" svg:width="3.432cm" svg:height="1.607cm" svg:x="10.398cm" svg:y="9.298cm">
          <draw:text-box>
            <text:p text:style-name="P4"><text:span text:style-name="T10">“</text:span><text:span text:style-name="T10">식당 예약”</text:span></text:p>
            <text:p text:style-name="P4"><text:span text:style-name="T10">▷ </text:span><text:span text:style-name="T10">Reserve Intent</text:span></text:p>
            <text:p text:style-name="P4"><text:span text:style-name="T10"><text:s text:c="5"/></text:span><text:span text:style-name="T10">(fulfillment enabled)</text:span></text:p>
          </draw:text-box>
        </draw:frame>
        <draw:frame draw:style-name="gr4" draw:text-style-name="P19" draw:layer="layout" svg:width="1.886cm" svg:height="0.662cm" svg:x="13.733cm" svg:y="7.366cm">
          <draw:text-box>
            <text:p text:style-name="P4"><text:span text:style-name="T10">Fulfillment</text:span></text:p>
          </draw:text-box>
        </draw:frame>
        <draw:frame draw:style-name="gr4" draw:text-style-name="P19" draw:layer="layout" svg:width="3.983cm" svg:height="1.073cm" svg:x="15.732cm" svg:y="9.298cm">
          <draw:text-box>
            <text:p text:style-name="P4"><text:span text:style-name="T10">Reserve </text:span><text:span text:style-name="T11">Intent</text:span></text:p>
            <text:p text:style-name="P4"><text:span text:style-name="T11">▷</text:span><text:span text:style-name="T11">3rd party</text:span><text:span text:style-name="T11">예약 시스템 연동</text:span></text:p>
          </draw:text-box>
        </draw:frame>
        <draw:custom-shape draw:style-name="gr2" draw:text-style-name="P17" draw:layer="layout" svg:width="4.064cm" svg:height="2.286cm" svg:x="21.336cm" svg:y="3.556cm">
          <text:p text:style-name="P1"><text:span text:style-name="T8">Cloud Functions</text:span></text:p>
          <text:p text:style-name="P1"><text:span text:style-name="T9">(RESTful API)</text:span></text:p>
          <draw:enhanced-geometry svg:viewBox="0 0 21600 21600" draw:type="rectangle" draw:enhanced-path="M 0 0 L 21600 0 21600 21600 0 21600 0 0 Z N"/>
        </draw:custom-shape>
        <draw:custom-shape draw:style-name="gr2" draw:text-style-name="P17" draw:layer="layout" svg:width="4.064cm" svg:height="2.286cm" svg:x="21.336cm" svg:y="10.414cm">
          <text:p text:style-name="P1"><text:span text:style-name="T8">Public Server</text:span></text:p>
          <text:p text:style-name="P1"><text:span text:style-name="T9">(RESTful API)</text:span></text:p>
          <draw:enhanced-geometry svg:viewBox="0 0 21600 21600" draw:type="rectangle" draw:enhanced-path="M 0 0 L 21600 0 21600 21600 0 21600 0 0 Z N"/>
        </draw:custom-shape>
        <draw:line draw:style-name="gr19" draw:text-style-name="P18" draw:layer="layout" svg:x1="19.95cm" svg:y1="8.128cm" svg:x2="21.336cm" svg:y2="11.684cm">
          <text:p text:style-name="P8"/>
        </draw:line>
        <draw:line draw:style-name="gr19" draw:text-style-name="P18" draw:layer="layout" svg:x1="19.95cm" svg:y1="8.128cm" svg:x2="21.336cm" svg:y2="4.572cm">
          <text:p text:style-name="P8"/>
        </draw:line>
        <draw:line draw:style-name="gr16" draw:text-style-name="P20" draw:layer="layout" svg:x1="1.27cm" svg:y1="11.684cm" svg:x2="3.81cm" svg:y2="11.684cm">
          <text:p text:style-name="P14"><text:span text:style-name="T12">오디오 입력</text:span></text:p>
          <text:p text:style-name="P14"><text:span text:style-name="T7"/></text:p>
          <text:p text:style-name="P14"><text:span text:style-name="T7"/></text:p>
        </draw:line>
        <draw:custom-shape draw:style-name="gr1" draw:text-style-name="P21" xml:id="id1" draw:id="id1" draw:layer="layout" svg:width="3.048cm" svg:height="2.286cm" svg:x="6.35cm" svg:y="7.112cm">
          <text:p text:style-name="P1"><text:span text:style-name="T8">Node App</text:span></text:p>
          <text:p text:style-name="P1"><text:span text:style-name="T13">w/Dialogflow API</text:span></text:p>
          <draw:enhanced-geometry svg:viewBox="0 0 21600 21600" draw:type="rectangle" draw:enhanced-path="M 0 0 L 21600 0 21600 21600 0 21600 0 0 Z N"/>
        </draw:custom-shape>
        <draw:connector draw:style-name="gr20" draw:text-style-name="P8" draw:layer="layout" svg:x1="6.35cm" svg:y1="8.255cm" svg:x2="5.334cm" svg:y2="10.514cm" draw:start-shape="id1" draw:start-glue-point="3" draw:end-shape="id2" svg:d="M6350 8255h-1016v2259" svg:viewBox="0 0 1017 2260">
          <text:p text:style-name="P8"><text:span text:style-name="T12">오디오 <text:s text:c="27"/></text:span></text:p>
          <text:p text:style-name="P22"><text:span text:style-name="T12">스트림</text:span></text:p>
        </draw:connector>
        <draw:connector draw:style-name="gr21" draw:text-style-name="P3" draw:layer="layout" svg:x1="5.334cm" svg:y1="10.514cm" svg:x2="6.35cm" svg:y2="8.255cm" draw:start-shape="id2" draw:start-glue-point="0" draw:end-shape="id1" draw:end-glue-point="3" svg:d="M5334 10514v-2259h1016" svg:viewBox="0 0 1017 2260">
          <text:p/>
        </draw:connector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KR Light" svg:font-family="'Noto Sans CJK KR Light'" style:font-family-generic="swiss" style:font-pitch="variable"/>
    <style:font-face style:name="Noto Sans Mono CJK KR" svg:font-family="'Noto Sans Mono CJK K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9T09:47:51.928928165</meta:creation-date>
    <dc:date>2021-04-22T15:01:40.396298019</dc:date>
    <meta:editing-duration>P2DT8H51M41S</meta:editing-duration>
    <meta:editing-cycles>11</meta:editing-cycles>
    <meta:generator>LibreOffice/6.0.7.3$Linux_X86_64 LibreOffice_project/00m0$Build-3</meta:generator>
    <meta:document-statistic meta:object-count="191"/>
  </office:meta>
</office:document-meta>
</file>